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IPAゴシック" svg:font-family="IPAゴシック" style:font-family-generic="modern" style:font-pitch="fixed"/>
    <style:font-face style:name="東風ゴシック" svg:font-family="東風ゴシック" style:font-family-generic="roman" style:font-pitch="variable"/>
    <style:font-face style:name="東風ゴシック1" svg:font-family="東風ゴシック" style:font-family-generic="swiss" style:font-pitch="variable"/>
    <style:font-face style:name="東風ゴシック2" svg:font-family="東風ゴシック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これは&lt;&lt;&lt;のサンプルです．</text:p>
      <text:p text:style-name="original-paragraph-style-1">オリジナル段落スタイル: includeサンプルです．</text:p>
      <text:p text:style-name="Standard"/>
      <text:p text:style-name="Standard">オリジナル<text:span text:style-name="original-span-style-1">文字</text:span>スタイル1，オリジナル<text:span text:style-name="original-span-style-2">文字</text:span>スタイル2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IPAゴシック" svg:font-family="IPAゴシック" style:font-family-generic="modern" style:font-pitch="fixed"/>
    <style:font-face style:name="東風ゴシック" svg:font-family="東風ゴシック" style:font-family-generic="roman" style:font-pitch="variable"/>
    <style:font-face style:name="東風ゴシック1" svg:font-family="東風ゴシック" style:font-family-generic="swiss" style:font-pitch="variable"/>
    <style:font-face style:name="東風ゴシック2" svg:font-family="東風ゴシック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東風ゴシック" fo:font-size="12pt" fo:language="en" fo:country="US" style:letter-kerning="true" style:font-name-asian="東風ゴシック2" style:font-size-asian="10.5pt" style:language-asian="ja" style:country-asian="JP" style:font-name-complex="東風ゴシック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東風ゴシック1" fo:font-size="14pt" style:font-name-asian="東風ゴシック2" style:font-size-asian="14pt" style:font-name-complex="東風ゴシック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IPAゴシック" fo:font-size="10pt" style:font-name-asian="IPAゴシック" style:font-size-asian="10pt" style:font-name-complex="IPAゴシック" style:font-size-complex="10pt"/>
    </style:style>
    <style:style style:name="original-paragraph-style-1" style:family="paragraph" style:parent-style-name="Standard">
      <style:paragraph-properties fo:background-color="transparent" fo:padding="0.25cm" fo:border="0.088cm solid #000080" style:shadow="#808080 0.18cm -0.18cm">
        <style:background-image/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IPAゴシック" style:font-name-asian="IPAゴシック" style:font-name-complex="IPAゴシック"/>
    </style:style>
    <style:style style:name="Variable" style:family="text">
      <style:text-properties fo:font-style="italic" style:font-style-asian="italic" style:font-style-complex="italic"/>
    </style:style>
    <style:style style:name="original-span-style-1" style:family="text">
      <style:text-properties fo:text-shadow="1pt 1pt" style:text-underline-style="solid" style:text-underline-type="double" style:text-underline-width="auto" style:text-underline-color="font-color" fo:font-weight="bold" fo:background-color="transparent" style:font-size-asian="10.5pt" style:font-weight-asian="bold"/>
    </style:style>
    <style:style style:name="original-span-style-2" style:family="text" style:parent-style-name="original-span-style-1">
      <style:text-properties fo:color="#ff0000" style:font-size-asian="10.5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
  </meta:generator>
    <meta:creation-date>2007-07-27T03:00:31</meta:creation-date>
    <dc:date>2008-10-14T20:45:47</dc:date>
    <dc:language>en-US</dc:language>
    <meta:editing-cycles>5</meta:editing-cycles>
    <meta:editing-duration>PT17M5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19" meta:character-count="66"/>
  </office:meta>
</office:document-meta>
</file>